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-complex="Calibri"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1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-complex="Calibri"/>
    </style:style>
    <style:style style:name="TableCell15" style:family="table-cell">
      <style:table-cell-properties fo:border="0.0069in solid #BFBFBF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-complex="Calibri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-complex="Calibri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Title</text:p>
          </table:table-cell>
          <table:table-cell table:style-name="TableCell15">
            <text:p text:style-name="P16">Newest posts</text:p>
          </table:table-cell>
          <table:table-cell table:style-name="TableCell17">
            <text:p text:style-name="P18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Jaskiewicz, Lukasz</dc:creator>
    <meta:creation-date>2017-08-25T18:06:00Z</meta:creation-date>
    <dc:date>2017-09-13T10:32:00Z</dc:date>
    <meta:template xlink:href="Normal.dotm" xlink:type="simple"/>
    <meta:editing-cycles>3</meta:editing-cycles>
    <meta:editing-duration>PT60S</meta:editing-duration>
    <meta:document-statistic meta:page-count="1" meta:paragraph-count="1" meta:word-count="8" meta:character-count="55" meta:row-count="1" meta:non-whitespace-character-count="48"/>
  </office:meta>
</office:document-meta>
</file>